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Courier New PSMT'" style:font-family-generic="modern"/>
    <style:font-face style:name="Century" svg:font-family="Century, Century"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style:font-name="Calibri Light1" fo:font-size="26pt" fo:language="fr" fo:country="FR"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P2" style:family="paragraph" style:parent-style-name="Standard">
      <style:paragraph-properties fo:text-align="center" style:justify-single-word="false"/>
      <style:text-properties fo:color="#000000" style:font-name="Calibri Light1" fo:font-size="20pt" fo:language="fr" fo:country="FR" fo:font-style="normal" style:text-underline-style="none" fo:font-weight="normal" style:font-size-asian="20pt" style:font-style-asian="normal" style:font-weight-asian="normal" style:font-size-complex="20pt" style:font-style-complex="normal" style:font-weight-complex="normal"/>
    </style:style>
    <style:style style:name="P3" style:family="paragraph" style:parent-style-name="Standard">
      <style:paragraph-properties fo:text-align="justify" style:justify-single-word="false"/>
      <style:text-properties fo:color="#000000" style:font-name="Calibri Light" fo:font-size="14pt" fo:language="fr" fo:country="FR" style:font-size-asian="14pt" style:font-size-complex="14pt"/>
    </style:style>
    <style:style style:name="P4" style:family="paragraph" style:parent-style-name="Standard" style:list-style-name="L1">
      <style:paragraph-properties fo:text-align="justify" style:justify-single-word="false"/>
      <style:text-properties fo:color="#000000" style:font-name="Calibri Light" fo:font-size="14pt" fo:language="fr" fo:country="FR" style:font-size-asian="14pt" style:font-size-complex="14pt"/>
    </style:style>
    <style:style style:name="P5" style:family="paragraph" style:parent-style-name="Standard">
      <style:paragraph-properties fo:text-align="center" style:justify-single-word="false"/>
      <style:text-properties fo:color="#999999" style:font-name="Calibri Light1" fo:font-size="20pt" fo:language="fr" fo:country="FR" fo:font-style="normal" style:text-underline-style="none" fo:font-weight="normal" style:font-size-asian="20pt" style:font-style-asian="normal" style:font-weight-asian="normal" style:font-size-complex="20pt" style:font-style-complex="normal" style:font-weight-complex="normal"/>
    </style:style>
    <style:style style:name="P6" style:family="paragraph" style:parent-style-name="Standard">
      <style:paragraph-properties fo:text-align="justify" style:justify-single-word="false"/>
      <style:text-properties fo:color="#00cc00" style:font-name="Calibri Light1" fo:font-size="16pt" fo:language="fr" fo:country="FR" fo:font-style="normal" style:text-underline-style="none" fo:font-weight="normal" style:font-size-asian="16pt" style:font-style-asian="normal" style:font-weight-asian="normal" style:font-size-complex="16pt" style:font-style-complex="normal" style:font-weight-complex="normal"/>
    </style:style>
    <style:style style:name="P7" style:family="paragraph" style:parent-style-name="Standard">
      <style:paragraph-properties fo:text-align="justify" style:justify-single-word="false"/>
      <style:text-properties fo:color="#00cc00" style:font-name="Calibri Light1" fo:font-size="9pt" fo:language="fr" fo:country="FR" fo:font-style="normal" style:text-underline-style="none" fo:font-weight="normal" style:font-size-asian="9pt" style:font-style-asian="normal" style:font-weight-asian="normal" style:font-size-complex="9pt" style:font-style-complex="normal" style:font-weight-complex="normal"/>
    </style:style>
    <style:style style:name="P8" style:family="paragraph" style:parent-style-name="Standard">
      <style:paragraph-properties fo:text-align="justify" style:justify-single-word="false"/>
      <style:text-properties fo:color="#00cc00" style:font-name="Calibri Light1"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00cc00" style:font-name="Calibri Light1" fo:font-size="10pt"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fo:color="#00cc00" style:font-name="Calibri Light1" fo:font-size="16pt" fo:language="fr" fo:country="FR" style:font-size-asian="16pt" style:font-size-complex="16pt"/>
    </style:style>
    <style:style style:name="P11" style:family="paragraph" style:parent-style-name="Standard">
      <style:paragraph-properties fo:text-align="justify" style:justify-single-word="false"/>
      <style:text-properties fo:color="#00cc00" fo:font-size="10pt" fo:language="fr" fo:country="FR" style:font-size-asian="10pt" style:font-size-complex="10pt"/>
    </style:style>
    <style:style style:name="P12" style:family="paragraph" style:parent-style-name="Standard">
      <style:paragraph-properties fo:text-align="justify" style:justify-single-word="false"/>
      <style:text-properties fo:color="#0000ff" style:font-name="Calibri Light1"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color="#0000ff" style:font-name="Calibri Light1" fo:font-size="12pt" fo:language="fr" fo:country="FR" style:font-size-asian="12pt" style:font-size-complex="12pt"/>
    </style:style>
    <style:style style:name="P14" style:family="paragraph" style:parent-style-name="Standard">
      <style:paragraph-properties fo:text-align="justify" style:justify-single-word="false"/>
      <style:text-properties fo:language="fr" fo:country="FR" style:font-name-asian="Courier New1" style:font-name-complex="Courier New1"/>
    </style:style>
    <style:style style:name="P15" style:family="paragraph" style:parent-style-name="Standard">
      <style:paragraph-properties fo:text-align="justify" style:justify-single-word="false"/>
      <style:text-properties fo:language="fr" fo:country="FR"/>
    </style:style>
    <style:style style:name="P16" style:family="paragraph" style:parent-style-name="Standard">
      <style:text-properties fo:color="#666666" style:font-name="Calibri Light"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color="#ff6600" style:font-name="Calibri Light1" fo:font-size="12pt" fo:language="fr" fo:country="FR"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color="#ff6600" fo:font-weight="bold" style:font-weight-asian="bold" style:font-weight-complex="bold"/>
    </style:style>
    <style:style style:name="T2" style:family="text">
      <style:text-properties fo:color="#0000ff" fo:font-size="12pt"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3" style:family="text">
      <style:text-properties fo:color="#0000ff" style:font-name="Calibri Light" fo:font-size="12pt"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font-name-asian="Courier New1" style:font-name-complex="Courier New1"/>
    </style:style>
    <style:style style:name="T6" style:family="text">
      <style:text-properties fo:color="#666666" style:text-underline-style="solid" style:text-underline-width="auto" style:text-underline-color="font-color"/>
    </style:style>
    <style:style style:name="T7" style:family="text">
      <style:text-properties fo:color="#666666" style:font-name="Calibri Light" fo:font-size="12pt" fo:font-style="normal" style:text-underline-style="solid" style:text-underline-width="auto" style:text-underline-color="font-color" fo:font-weight="normal" style:font-name-asian="Courier New1" style:font-size-asian="12pt" style:font-style-asian="normal" style:font-weight-asian="normal" style:font-name-complex="Courier New1" style:font-size-complex="12pt" style:font-style-complex="normal" style:font-weight-complex="normal"/>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color="#00cc33"/>
    </style:style>
    <style:style style:name="T11" style:family="text">
      <style:text-properties fo:color="#c5000b" fo:font-size="14pt" style:font-size-asian="14pt" style:font-size-complex="14pt"/>
    </style:style>
    <style:style style:name="T12" style:family="text">
      <style:text-properties fo:color="#00cccc" fo:font-size="12pt"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3" style:family="text">
      <style:text-properties fo:color="#00cccc" style:font-name="Calibri Light" fo:font-size="12pt"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4" style:family="text">
      <style:text-properties fo:color="#000000"/>
    </style:style>
    <style:style style:name="T15" style:family="text">
      <style:text-properties fo:color="#000000" fo:background-color="#ffff00"/>
    </style:style>
    <style:style style:name="T16" style:family="text">
      <style:text-properties fo:font-size="12pt"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7" style:family="text">
      <style:text-properties fo:color="#ff3333" fo:font-size="12pt"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color="#ff00ff" fo:font-size="12pt"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fo:background-color="#ffff00"/>
    </style:style>
    <style:style style:name="T20" style:family="text">
      <style:text-properties fo:background-color="transparent"/>
    </style:style>
    <style:style style:name="T21" style:family="text">
      <style:text-properties fo:color="#000099"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I">
        <style:list-level-properties text:list-level-position-and-space-mode="label-alignment">
          <style:list-level-label-alignment text:label-followed-by="listtab" fo:text-indent="-0.635cm" fo:margin-left="-20.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9.6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fo:margin-left="-18.4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635cm" fo:margin-left="-17.7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635cm" fo:margin-left="-17.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635cm" fo:margin-left="-16.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635cm" fo:margin-left="-15.87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635cm" fo:margin-left="-15.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635cm" fo:margin-left="-14.60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text:p>
      <text:p text:style-name="P2"/>
      <text:p text:style-name="P5">Salim GHBABRA</text:p>
      <text:p text:style-name="P12"/>
      <text:p text:style-name="P6">Répartition du travail :</text:p>
      <text:p text:style-name="P7"/>
      <text:p text:style-name="P12">J'ai réalisé l'intégralité du projet, ayant décidé de le faire seul.</text:p>
      <text:p text:style-name="P12"/>
      <text:p text:style-name="P6">Documentation des fonctions :</text:p>
      <text:p text:style-name="P8"/>
      <text:p text:style-name="P12"><text:span text:style-name="T11">Forme du graphe</text:span> : <text:s/>(sommet * sommet list) list</text:p>
      <text:p text:style-name="P12"/>
      <text:p text:style-name="P12"><text:span text:style-name="T1">nbsommets</text:span> : Équivalent de <text:span text:style-name="T6">List.length</text:span></text:p>
      <text:p text:style-name="P12"/>
      <text:p text:style-name="P12"><text:span text:style-name="T1">nbarcs</text:span> : Renvoie la somme des sommets des listes d'adjacences (seconds éléments des couples)</text:p>
      <text:p text:style-name="P12"/>
      <text:p text:style-name="P12"><text:span text:style-name="T1">ensSom</text:span> : Renvoie une liste comprenant l'ensemble des sommets (premiers éléments des couples)</text:p>
      <text:p text:style-name="P12"/>
      <text:p text:style-name="P12"><text:span text:style-name="T1">affEnsSom </text:span>: Prend en paramètre une liste de sommets et renvoie un string des noms de ceux-ci </text:p>
      <text:p text:style-name="P12"/>
      <text:p text:style-name="P12"><text:span text:style-name="T1">affEnsUtil </text:span>: Équivalent de <text:span text:style-name="T6">affEnsSom</text:span> pour une liste d'utilisateurs</text:p>
      <text:p text:style-name="P12"/>
      <text:p text:style-name="P12"><text:span text:style-name="T1">getNom </text:span>: Renvoie le nom du sommet passé en paramètre </text:p>
      <text:p text:style-name="P12"/>
      <text:p text:style-name="P12"><text:span text:style-name="T1">insertParNom</text:span>, <text:span text:style-name="T1">triParNom </text:span>: Fonctions nécessaires au tri par insertion (en fonction du nom)</text:p>
      <text:p text:style-name="P12"/>
      <text:p text:style-name="P12"><text:span text:style-name="T1">ensSomNom </text:span>: Renvoie une liste de sommets triés par nom en faisant appel aux fonctions de tri par insertion</text:p>
      <text:p text:style-name="P12"/>
      <text:p text:style-name="P12"><text:span text:style-name="T1">getDegSor :</text:span> Prend en paramètre un couple (sommet * sommet list) et renvoie le nombre de sommets dans la liste d'adjacence</text:p>
      <text:p text:style-name="P12"/>
      <text:p text:style-name="P12"><text:span text:style-name="T1">insertParDeg</text:span>, <text:span text:style-name="T1">triParDeg </text:span>: Fonctions nécessaires au tri par insertion (en fonction du degré sortant)</text:p>
      <text:p text:style-name="P12"/>
      <text:p text:style-name="P12"><text:span text:style-name="T1">ensSomDeg </text:span>: Renvoie une liste de sommets triés par degré sortant en faisant appel aux fonctions de tri par insertion</text:p>
      <text:p text:style-name="P12"/>
      <text:p text:style-name="P12"><text:span text:style-name="T1">ensArcs </text:span>: Prend en paramètre le graphe complet et renvoie une liste de couples de sommets : (sommet*sommet) list</text:p>
      <text:p text:style-name="P12"/>
      <text:p text:style-name="P12"><text:span text:style-name="T1">affEnsArcs </text:span>: Prend en paramètre une liste de couples de sommets et renvoie un string <text:s/>de la forme </text:p>
      <text:p text:style-name="P12">''(U1,P5)</text:p>
      <text:p text:style-name="P12">(U1,U8)</text:p>
      <text:p text:style-name="P12">(U2,P6)</text:p>
      <text:p text:style-name="P12">…''</text:p>
      <text:p text:style-name="P12"/>
      <text:p text:style-name="P12"><text:soft-page-break/><text:span text:style-name="T10">exception Introuvable</text:span> : Levée lorsque le sommet ou l'arc recherché n'est pas présent dans le graphe</text:p>
      <text:p text:style-name="P12"/>
      <text:p text:style-name="P12"><text:span text:style-name="T1">supprSom </text:span>: Renvoie la concaténation de la liste précédant et de la liste suivant le sommet supprimé </text:p>
      <text:p text:style-name="P12"/>
      <text:p text:style-name="P12"><text:span text:style-name="T1">ajoutSom </text:span>: Renvoie la concaténation d'un couple (sommet * [ ]) au graphe</text:p>
      <text:p text:style-name="P12"/>
      <text:p text:style-name="P12"><text:span text:style-name="T1">supprOcc </text:span>: Supprime un sommet donné en paramètre d'une liste de sommets, de la même manière que la fonction <text:span text:style-name="T6">supprSom</text:span></text:p>
      <text:p text:style-name="P12"/>
      <text:p text:style-name="P12"><text:span text:style-name="T1">supprArc </text:span>: Supprime un arc en faisant un appel à <text:span text:style-name="T6">supprOcc</text:span> sur la liste d'adjacence du sommet d'origine, ce qui entraîne la suppression du sommet d'arrivée dans la liste d'adjacence</text:p>
      <text:p text:style-name="P17"/>
      <text:p text:style-name="P12"><text:span text:style-name="T1">ajoutArc </text:span>: Recherche le sommet d'origine de l'arc dans le graphe et ajoute le sommet d'arrivée à sa liste d'adjacence</text:p>
      <text:p text:style-name="P12"/>
      <text:p text:style-name="P12"><text:span text:style-name="T1">infosom </text:span>: Cherche un sommet ayant le même nom que celui passé en paramètre et le renvoie</text:p>
      <text:p text:style-name="P12"/>
      <text:p text:style-name="P12"><text:span text:style-name="T1">affUtil </text:span>: Affiche les attributs d'un utilisateur</text:p>
      <text:p text:style-name="P12"/>
      <text:p text:style-name="P12"><text:span text:style-name="T1">affPage </text:span>: Affiche les attributs d'une page</text:p>
      <text:p text:style-name="P12"/>
      <text:p text:style-name="P12"><text:span text:style-name="T1">nbUtil </text:span>: Renvoie le nombre d'utilisateurs du graphe</text:p>
      <text:p text:style-name="P12"/>
      <text:p text:style-name="P12"><text:span text:style-name="T1">nbPage</text:span><text:span text:style-name="T9"> </text:span>: Renvoie le nombre de pages du graphe</text:p>
      <text:p text:style-name="P12"/>
      <text:p text:style-name="P12"><text:span text:style-name="T1">nbUP</text:span><text:span text:style-name="T8"> :</text:span> Renvoie un string du nombre d'utilisateurs et de pages du graphe</text:p>
      <text:p text:style-name="P12"/>
      <text:p text:style-name="P12"><text:span text:style-name="T1">ageMoyenUtil </text:span><text:span text:style-name="T8">:</text:span> Renvoie la moyenne des âges des utilisateurs en divisant la somme des âges par le nombre d'utilisateurs</text:p>
      <text:p text:style-name="P12"/>
      <text:p text:style-name="P12"><text:span text:style-name="T1">appartient </text:span>: Renvoie true si le sommet passé en paramètre appartient au graphe, et false sinon</text:p>
      <text:p text:style-name="P12"/>
      <text:p text:style-name="P12"><text:span text:style-name="T1">adminsPage </text:span>: La fonction fusion fusionne deux listes d'utilisateurs en évitant les duplications grâce à la fonction appartient. Le fonction aux fusionne toutes les listes d’administrateurs de pages (p.admins) du graphe et renvoie une liste d'utilisateurs uniques</text:p>
      <text:p text:style-name="P12"/>
      <text:p text:style-name="P12"><text:span text:style-name="T1">toString </text:span>: La fonction aux2 renvoie un string de la liste d’adjacence (sommet list) passée en paramètre. La fonction aux renvoie un string du graphe complet représenté sous la forme d'une liste de couple (sommet*sommet list), en utilisant aux2 pour (sommet list). On affiche le résultat de la fonction aux grâce à un print_string</text:p>
      <text:p text:style-name="P12"/>
      <text:p text:style-name="P12"><text:span text:style-name="T1">creaUtil </text:span>: Permet de créer un utilisateur </text:p>
      <text:p text:style-name="P12"/>
      <text:p text:style-name="P12"><text:span text:style-name="T1">crealistadmins </text:span>: Permet de créer une liste d'utilisateurs afin de créer une page. Sur la ligne </text:p>
      <text:p text:style-name="P12"><text:span text:style-name="T10"><text:tab/><text:tab/><text:tab/><text:tab/><text:tab/>let </text:span>Util <text:span text:style-name="T14">adm = infosom l a</text:span></text:p>
      <text:p text:style-name="P12"><text:span text:style-name="T20"><text:tab/><text:tab/> <text:s/>Le </text:span>Util permet de ne traiter que les sommets de type Utilisateur </text:p>
      <text:p text:style-name="P12"/>
      <text:p text:style-name="P12"><text:span text:style-name="T1">creaPage </text:span>: Permet de créer une page a l'aide de la fonction <text:span text:style-name="T6">crealistadmins</text:span></text:p>
      <text:p text:style-name="P12"><text:span text:style-name="T6"/></text:p>
      <text:p text:style-name="P12"><text:soft-page-break/><text:span text:style-name="T1">creasommet </text:span>: Aide à la création d'un sommet en appelant soit <text:span text:style-name="T6">creaUtil</text:span> soit <text:span text:style-name="T6">creaPage</text:span></text:p>
      <text:p text:style-name="P12"><text:span text:style-name="T6"/></text:p>
      <text:p text:style-name="P12"><text:span text:style-name="T1">crealisteadj </text:span>: Permet de créer une liste d'adjacence et la renvoie sous forme de (sommet list)</text:p>
      <text:p text:style-name="P12"/>
      <text:p text:style-name="P12"><text:span text:style-name="T1">lireGraphe </text:span>: Aide à la création d'un graphe complet, en faisant appel aux fonction creasommet et crealisteadj</text:p>
      <text:p text:style-name="P12"/>
      <text:p text:style-name="P12"><text:span text:style-name="T1">top_level </text:span>: Propose les différents services dans une interface facilitant leur utilisation</text:p>
      <text:p text:style-name="P12"/>
      <text:p text:style-name="P12"><text:span text:style-name="T1">main </text:span>: Lance la fonction top_level avec un graphe vide en paramètre</text:p>
      <text:p text:style-name="P12"/>
      <text:p text:style-name="P6">Problèmes rencontrés:</text:p>
      <text:p text:style-name="P9"/>
      <text:list xml:id="list2231008206533998330" text:style-name="L1">
        <text:list-item>
          <text:p text:style-name="P4"><text:span text:style-name="T4">Gestion d'exceptions:</text:span></text:p>
        </text:list-item>
      </text:list>
      <text:p text:style-name="P3"><text:span text:style-name="T2"><text:tab/>Lorsque je code un bloc try with de cette forme : <text:s/></text:span></text:p>
      <text:p text:style-name="P3"><text:span text:style-name="T2"><text:tab/></text:span><text:span text:style-name="T18">begin</text:span><text:span text:style-name="T2"> </text:span><text:span text:style-name="T12">try </text:span></text:p>
      <text:p text:style-name="P3"><text:span text:style-name="T2"><text:tab/><text:tab/></text:span><text:span text:style-name="T16">(top_level (supprSom l (infosom l str))) </text:span></text:p>
      <text:p text:style-name="P3"><text:span text:style-name="T2"><text:s text:c="6"/><text:tab/></text:span><text:span text:style-name="T12">with |</text:span><text:span text:style-name="T2">Introuvable</text:span><text:span text:style-name="T12"> -&gt;</text:span><text:span text:style-name="T2"> </text:span><text:span text:style-name="T16">print_string (</text:span><text:span text:style-name="T17">"Sommet introuvable!"</text:span><text:span text:style-name="T16">); top_level l </text:span></text:p>
      <text:p text:style-name="P3"><text:span text:style-name="T18"><text:tab/>end</text:span></text:p>
      <text:p text:style-name="P3"><text:span text:style-name="T2"><text:tab/>Emacs l'accepte, mais lorsque je le code sous cette forme :</text:span></text:p>
      <text:p text:style-name="P3"><text:span text:style-name="T2"><text:tab/></text:span><text:span text:style-name="T18">begin</text:span><text:span text:style-name="T2"> </text:span><text:span text:style-name="T12">try </text:span></text:p>
      <text:p text:style-name="P3"><text:span text:style-name="T2"><text:tab/><text:tab/></text:span><text:span text:style-name="T16">(let k = infosom l str) </text:span></text:p>
      <text:p text:style-name="P3"><text:span text:style-name="T2"><text:s text:c="6"/><text:tab/></text:span><text:span text:style-name="T12">with |</text:span><text:span text:style-name="T2">Introuvable</text:span><text:span text:style-name="T12"> -&gt;</text:span><text:span text:style-name="T2"> </text:span><text:span text:style-name="T16">print_string (</text:span><text:span text:style-name="T17">"Sommet introuvable!"</text:span><text:span text:style-name="T16">); top_level l </text:span></text:p>
      <text:p text:style-name="P3"><text:span text:style-name="T18"><text:tab/>end</text:span></text:p>
      <text:p text:style-name="P3"><text:span text:style-name="T2"><text:tab/>Emacs me renvoie une erreur de type Syntax error, pointant sur cette partie du code :</text:span></text:p>
      <text:p text:style-name="P3"><text:span text:style-name="T16"><text:tab/><text:tab/>(let k = infosom l str) </text:span><text:span text:style-name="T12">with</text:span></text:p>
      <text:p text:style-name="P15"><text:span text:style-name="T13"><text:tab/></text:span><text:span text:style-name="T3">N'ayant pas trouvé de solution à ce problème, je ne peux donc pas gérer l'exception <text:tab/><text:tab/>Introuvable renvoyée par la fonction </text:span><text:span text:style-name="T7">infosom</text:span><text:span text:style-name="T3">.</text:span></text:p>
      <text:p text:style-name="P14"/>
      <text:p text:style-name="P10"><text:span text:style-name="T5">Travail réalisé : </text:span></text:p>
      <text:p text:style-name="P11"><text:span text:style-name="T5"/></text:p>
      <text:p text:style-name="P13"><text:span text:style-name="T5">L'ensemble des 13 questions demandées ont été codées, ainsi que l'interface d'utilisation mais je n'ai pas trouvé le temps et la motivation pour le PageRank (implémentation et formule).</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Courier New PSMT'" style:font-family-generic="modern"/>
    <style:font-face style:name="Century" svg:font-family="Century, Century"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Calibri" fo:font-size="14pt" style:font-name-asian="OpenSymbol" style:font-size-asian="14pt" style:font-name-complex="OpenSymbol" style:font-size-complex="14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1M15S</meta:editing-duration>
    <meta:editing-cycles>5</meta:editing-cycles>
    <meta:generator>OpenOffice/4.1.2$Win32 OpenOffice.org_project/412m3$Build-9782</meta:generator>
    <dc:date>2016-04-17T20:29:04.84</dc:date>
    <dc:creator>salim ghbabra</dc:creator>
    <meta:document-statistic meta:table-count="0" meta:image-count="0" meta:object-count="0" meta:page-count="3" meta:paragraph-count="66" meta:word-count="795" meta:character-count="4844"/>
    <meta:user-defined meta:name="Info 1"/>
    <meta:user-defined meta:name="Info 2"/>
    <meta:user-defined meta:name="Info 3"/>
    <meta:user-defined meta:name="Info 4"/>
  </office:meta>
</office:document-meta>
</file>